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5pt" style:font-size-asian="25pt" style:font-size-complex="25pt"/>
    </style:style>
    <style:style style:name="P3" style:family="paragraph">
      <style:paragraph-properties fo:text-align="center"/>
      <style:text-properties style:font-name="Comic Sans MS" fo:font-size="25pt" style:font-size-asian="25pt" style:font-size-complex="25pt"/>
    </style:style>
    <style:style style:name="T1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3cm" svg:y1="10.3cm" svg:x2="37.7cm" svg:y2="10.3cm">
          <text:p/>
        </draw:line>
        <draw:frame draw:style-name="gr2" draw:text-style-name="P2" draw:layer="layout" svg:width="3.499cm" svg:height="1.479cm" svg:x="34.1cm" svg:y="10.621cm">
          <draw:text-box>
            <text:p><text:span text:style-name="T1">Haskell</text:span></text:p>
          </draw:text-box>
        </draw:frame>
        <draw:frame draw:style-name="gr2" draw:text-style-name="P2" draw:layer="layout" svg:width="4.765cm" svg:height="1.479cm" svg:x="32.935cm" svg:y="8.5cm">
          <draw:text-box>
            <text:p><text:span text:style-name="T1">C language</text:span></text:p>
          </draw:text-box>
        </draw:frame>
        <draw:custom-shape draw:style-name="gr3" draw:text-style-name="P3" xml:id="id1" draw:id="id1" draw:layer="layout" svg:width="36.3cm" svg:height="2cm" svg:x="1.3cm" svg:y="1.5cm">
          <text:p text:style-name="P1"><text:span text:style-name="T1">busSpaceRrite4 :: BusSpaceTagT -&gt; BusSpaceHandleT -&gt; BusSizeT -&gt; IO Word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6.3cm" svg:height="2cm" svg:x="1.3cm" svg:y="6.2cm">
          <text:p text:style-name="P1"><text:span text:style-name="T1">c_bus_space_read_4 :: BusSpaceTagT -&gt; BusSpaceHandleT -&gt; BusSizeT -&gt; IO Word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9.45cm" svg:y1="3.5cm" svg:x2="19.45cm" svg:y2="6.2cm" draw:start-shape="id1" draw:start-glue-point="2" draw:end-shape="id2" draw:end-glue-point="0" svg:d="m19450 3500v2700" svg:viewBox="0 0 1 2701">
          <text:p/>
        </draw:connector>
        <draw:custom-shape draw:style-name="gr3" draw:text-style-name="P3" xml:id="id3" draw:id="id3" draw:layer="layout" svg:width="36.3cm" svg:height="2cm" svg:x="1.3cm" svg:y="12.5cm">
          <text:p text:style-name="P1"><text:span text:style-name="T1">uint32_t bus_space_read_4(bus_space_tag_t, bus_space_handle_t, bus_size_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9.45cm" svg:y1="8.2cm" svg:x2="19.45cm" svg:y2="12.5cm" draw:start-shape="id2" draw:start-glue-point="2" draw:end-shape="id3" svg:d="m19450 8200v4300" svg:viewBox="0 0 1 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01T10:44:53.505488310</meta:creation-date>
    <dc:date>2014-03-01T10:51:56.708324843</dc:date>
    <dc:creator>Okabe Kiwamu</dc:creator>
    <meta:editing-duration>PT5M57S</meta:editing-duration>
    <meta:editing-cycles>16</meta:editing-cycles>
    <meta:generator>LibreOffice/4.1.5.3$Linux_X86_64 LibreOffice_project/410m0$Build-3</meta:generator>
    <meta:document-statistic meta:object-count="8"/>
  </office:meta>
</office:document-meta>
</file>